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_extract</text:p>
          </table:table-cell>
          <table:table-cell table:style-name="ce6" office:value-type="string" calcext:value-type="string">
            <text:p>powdered_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add_ic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ouble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AD_TOUCH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Vintage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2:.J2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ubbly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3" table:formula="of:=SUM([.F3:.J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EEDING_JAN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oberin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formula="of:=SUM([.F4:.J4])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BLOOM_LIGH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5:.J5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UE_FAI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6:.J6])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BRANDTINI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7:.J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COBALT_VELVET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8:.J8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CREVICE_SPIKE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t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9:.J9])" office:value-type="float" office:value="6" calcext:value-type="float">
            <text:p>6</text:p>
          </table:table-cell>
          <table:table-cell table:style-name="ce3" office:value-type="string" calcext:value-type="string">
            <text:p>with opt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FLUFFY_DREA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0:.J10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FRINGE_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11:.J11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FROTHY_WATER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Bland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12:.J12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GRIZZLY_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3:.J1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GUT_PUNCH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Stron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4:.J14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5:.J15])" office:value-type="float" office:value="13" calcext:value-type="float">
            <text:p>13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MERCURYBLAS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formula="of:=SUM([.F16:.J16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formula="of:=SUM([.F17:.J1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IANO_MAN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Strong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18:.J18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PIANO_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19:.J19])" office:value-type="float" office:value="18" calcext:value-type="float">
            <text:p>18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ILEDRIVER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F20:.J20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PARKLE_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21:.J21])" office:value-type="float" office:value="3" calcext:value-type="float">
            <text:p>3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SUGAR_RUS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Happy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number-columns-repeated="3"/>
          <table:table-cell table:formula="of:=SUM([.F22:.J22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UNSHINE_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formula="of:=SUM([.F23:.J23])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SUPLEX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SUM([.F24:.J24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ZEN_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table:formula="of:=SUM([.F25:.J25])" office:value-type="float" office:value="20" calcext:value-type="float">
            <text:p>20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A_FEDORA_WITH_PERFUME_AND_A_PLU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"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FLAMING_MOAI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20:41:34.895359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20-03-01T20:45:21.048436430</dc:date>
    <meta:editing-duration>PT23H30M37S</meta:editing-duration>
    <meta:editing-cycles>23</meta:editing-cycles>
    <meta:generator>LibreOffice/6.0.7.3$Linux_X86_64 LibreOffice_project/00m0$Build-3</meta:generator>
    <meta:document-statistic meta:table-count="1" meta:cell-count="309" meta:object-count="0"/>
  </office:meta>
</office:document-meta>
</file>